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ef8" officeooo:paragraph-rsid="001ad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just one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0:13:11.408110886</meta:creation-date>
    <meta:generator>LibreOffice/6.0.7.3$Linux_X86_64 LibreOffice_project/00m0$Build-3</meta:generator>
    <dc:date>2019-02-08T17:38:43.455022631</dc:date>
    <meta:editing-duration>PT6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</office:meta>
</office:document-meta>
</file>